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8ec" officeooo:paragraph-rsid="000ab8ec"/>
    </style:style>
    <style:style style:name="P2" style:family="paragraph" style:parent-style-name="Standard">
      <style:text-properties officeooo:rsid="000b00ba" officeooo:paragraph-rsid="000b00ba"/>
    </style:style>
    <style:style style:name="P3" style:family="paragraph" style:parent-style-name="Standard">
      <style:text-properties officeooo:rsid="000cf0b2" officeooo:paragraph-rsid="000cf0b2"/>
    </style:style>
    <style:style style:name="P4" style:family="paragraph" style:parent-style-name="Standard">
      <style:text-properties officeooo:rsid="000cf0b2" officeooo:paragraph-rsid="000cf36b"/>
    </style:style>
    <style:style style:name="P5" style:family="paragraph" style:parent-style-name="Standard">
      <style:text-properties officeooo:rsid="000cf36b" officeooo:paragraph-rsid="000cf36b"/>
    </style:style>
    <style:style style:name="P6" style:family="paragraph">
      <style:paragraph-properties fo:text-align="center"/>
    </style:style>
    <style:style style:name="T1" style:family="text">
      <style:text-properties officeooo:rsid="000b00ba"/>
    </style:style>
    <style:style style:name="T2" style:family="text">
      <style:text-properties officeooo:rsid="000cf0b2"/>
    </style:style>
    <style:style style:name="T3" style:family="text">
      <style:text-properties officeooo:rsid="000cf36b"/>
    </style:style>
    <style:style style:name="T4" style:family="text">
      <style:text-properties officeooo:rsid="000e3823"/>
    </style:style>
    <style:style style:name="gr1" style:family="graphic">
      <style:graphic-properties draw:textarea-horizontal-align="justify" draw:textarea-vertical-align="middle" draw:auto-grow-height="false" fo:min-height="0.4138in" fo:min-width="1.3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uperClass = Manajer</text:p>
      <text:p text:style-name="P1"><text:s text:c="4"/>SubClass = Karyawan</text:p>
      <text:p text:style-name="P1"/>
      <text:p text:style-name="P1">2. SuperClass = Rekening Bank</text:p>
      <text:p text:style-name="P1"><text:s text:c="4"/>SubClass = Memeriksa Rekening dan Rekening Tabungan</text:p>
      <text:p text:style-name="P1"/>
      <text:p text:style-name="P1">3. <text:span text:style-name="T1">Tidak, karena tergantung kebutuhan nya dan pertanyaan tidak selalu sama</text:span></text:p>
      <text:p text:style-name="P1"/>
      <text:p text:style-name="P2">4. A dan <text:span text:style-name="T4">B</text:span></text:p>
      <text:p text:style-name="P2"/>
      <text:p text:style-name="P2">5. a. SuperClass = Manager</text:p>
      <text:p text:style-name="P2"><text:s text:c="8"/>SubClass = Karyawan</text:p>
      <text:p text:style-name="P2"><text:s text:c="4"/>b. SuperClass = Mahasiswa</text:p>
      <text:p text:style-name="P2"><text:s text:c="8"/>SubClass = Mahasiswa Pascasarjana</text:p>
      <text:p text:style-name="P2"><text:s text:c="4"/>c. SuperClass = Pelajar</text:p>
      <text:p text:style-name="P2"><text:s text:c="8"/>SubClass = Pribadi</text:p>
      <text:p text:style-name="P2"><text:s text:c="4"/>d. SuperClass = Profesor</text:p>
      <text:p text:style-name="P2"><text:s text:c="8"/>SubClass = Karyawan</text:p>
      <text:p text:style-name="P2"><text:s text:c="3"/>e. <text:s/>SuperClass = BankAccount</text:p>
      <text:p text:style-name="P2"><text:s text:c="8"/>SubClass = MemeriksaAccount</text:p>
      <text:p text:style-name="P2"><text:s text:c="4"/>f. <text:s/>SuperClass = Kendaraan</text:p>
      <text:p text:style-name="P2"><text:s text:c="8"/>SubClass = Mobil</text:p>
      <text:p text:style-name="P2"><text:s text:c="4"/>g. SuperClass = Kendaraan</text:p>
      <text:p text:style-name="P2"><text:s text:c="8"/>SubClass = Minivan</text:p>
      <text:p text:style-name="P2"><text:s text:c="4"/>h. SuperClass = Kendaraan</text:p>
      <text:p text:style-name="P2"><text:s text:c="8"/>SubClass = Mobil,Truk,Minivan saya</text:p>
      <text:p text:style-name="P2"/>
      <text:p text:style-name="P2">6. <text:span text:style-name="T4">Akan banyak subclass</text:span></text:p>
      <text:p text:style-name="P2"/>
      <text:p text:style-name="P2"/>
      <text:p text:style-name="P2"/>
      <text:p text:style-name="P2"><draw:custom-shape text:anchor-type="paragraph" draw:z-index="0" draw:name="Shape1" draw:style-name="gr1" svg:width="1.4169in" svg:height="0.4587in" svg:x="3.0075in" svg:y="0.0547in"><text:p text:style-name="P6">OBJE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7.</text:p>
      <text:p text:style-name="P2"><draw:custom-shape text:anchor-type="paragraph" draw:z-index="1" draw:name="Shape1" draw:style-name="gr1" svg:width="1.4169in" svg:height="0.4587in" svg:x="0.4244in" svg:y="0.6091in"><text:p text:style-name="P6">KARYAW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svg:width="1.4169in" svg:height="0.4587in" svg:x="3.9764in" svg:y="0.5925in"><text:p text:style-name="P6">SISW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svg:width="1.4169in" svg:height="0.4587in" svg:x="2.1744in" svg:y="0.5819in"><text:p text:style-name="P6">ORA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1" svg:width="1.4169in" svg:height="0.4587in" svg:x="5.8516in" svg:y="0.6339in"><text:p text:style-name="P6">PENGAJ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1" svg:width="1.4169in" svg:height="0.4587in" svg:x="3.9346in" svg:y="1.6339in"><text:p text:style-name="P6">KELA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Shape2" draw:style-name="gr2" draw:text-style-name="P6" svg:x1="4.5909in" svg:y1="1.0256in" svg:x2="4.5909in" svg:y2="1.6339in"><text:p/></draw:line><draw:line text:anchor-type="paragraph" draw:z-index="13" draw:name="Shape9" draw:style-name="gr2" draw:text-style-name="P6" svg:x1="3.789in" svg:y1="0.2634in" svg:x2="3.7992in" svg:y2="0.1299in"><text:p/></draw:line></text:p>
      <text:p text:style-name="P2"><draw:line text:anchor-type="paragraph" draw:z-index="7" draw:name="Shape3" draw:style-name="gr2" draw:text-style-name="P6" svg:x1="1.1118in" svg:y1="0.3736in" svg:x2="1.1429in" svg:y2="0.061in"><text:p/></draw:line><draw:line text:anchor-type="paragraph" draw:z-index="8" draw:name="Shape4" draw:style-name="gr2" draw:text-style-name="P6" svg:x1="1.0909in" svg:y1="0.061in" svg:x2="6.6118in" svg:y2="0.0713in"><text:p/></draw:line><draw:line text:anchor-type="paragraph" draw:z-index="9" draw:name="Shape5" draw:style-name="gr2" draw:text-style-name="P6" svg:x1="6.6118in" svg:y1="0.061in" svg:x2="6.6118in" svg:y2="0.3839in"><text:p/></draw:line><draw:line text:anchor-type="paragraph" draw:z-index="10" draw:name="Shape6" draw:style-name="gr2" draw:text-style-name="P6" svg:x1="2.8409in" svg:y1="0.3902in" svg:x2="2.8409in" svg:y2="0.1756in"><text:p/></draw:line><draw:line text:anchor-type="paragraph" draw:z-index="11" draw:name="Shape7" draw:style-name="gr2" draw:text-style-name="P6" svg:x1="2.789in" svg:y1="0.1547in" svg:x2="4.7579in" svg:y2="0.1445in"><text:p/></draw:line><draw:line text:anchor-type="paragraph" draw:z-index="12" draw:name="Shape8" draw:style-name="gr2" draw:text-style-name="P6" svg:x1="4.7575in" svg:y1="0.1547in" svg:x2="4.7783in" svg:y2="0.4004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8. <text:span text:style-name="T3">a.</text:span> <text:span text:style-name="T3">Orang</text:span></text:p>
      <text:p text:style-name="P3"><text:span text:style-name="T3">b.</text:span> <text:span text:style-name="T3">Karyawan</text:span></text:p>
      <text:p text:style-name="P4"><text:span text:style-name="T3">c. Seminar</text:span></text:p>
      <text:p text:style-name="P4"><text:soft-page-break/><text:span text:style-name="T3">d. Lab komputer</text:span></text:p>
      <text:p text:style-name="P5">e. Kursus</text:p>
      <text:p text:style-name="P5">f. Petugas Kebersihan</text:p>
      <text:p text:style-name="P5">g. Sekretaris</text:p>
      <text:p text:style-name="P5">h. Asisten Dosen</text:p>
      <text:p text:style-name="P5">I. Kuliah</text:p>
      <text:p text:style-name="P5">j. SeminarSpeaker</text:p>
      <text:p text:style-name="P5">k. DepartementChair</text:p>
      <text:p text:style-name="P5">l. Profesor</text:p>
      <text:p text:style-name="P5"/>
      <text:p text:style-name="P5">9. <text:span text:style-name="T4">te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9:10:07.023037406</meta:creation-date>
    <dc:date>2019-10-10T10:07:52.099558615</dc:date>
    <meta:editing-duration>PT2M12S</meta:editing-duration>
    <meta:editing-cycles>1</meta:editing-cycles>
    <meta:document-statistic meta:table-count="0" meta:image-count="0" meta:object-count="0" meta:page-count="2" meta:paragraph-count="37" meta:word-count="128" meta:character-count="885" meta:non-whitespace-character-count="693"/>
    <meta:generator>LibreOffice/5.1.6.2$Linux_X86_64 LibreOffice_project/10m0$Build-2</meta:generator>
  </office:meta>
</office:document-meta>
</file>